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rsid="000dd129" officeooo:paragraph-rsid="002567d4"/>
    </style:style>
    <style:style style:name="P7" style:family="paragraph" style:parent-style-name="Text_20_body">
      <style:text-properties officeooo:paragraph-rsid="001e3e8d"/>
    </style:style>
    <style:style style:name="P8" style:family="paragraph" style:parent-style-name="Text_20_body">
      <style:text-properties officeooo:rsid="001ec4c6" officeooo:paragraph-rsid="001ec4c6"/>
    </style:style>
    <style:style style:name="P9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ming Fundamentals -</text:p>
      <text:p text:style-name="P9">Assignment 2</text:p>
      <text:p text:style-name="P7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5"/>
      <text:p text:style-name="P6">Q6)</text:p>
      <text:p text:style-name="P6">Implicit (Automatic) Narrowing Primitive Conversions1. Occurs If the larger type assigning value is with in the range of smaller data type.</text:p>
      <text:p text:style-name="P6">2. occurs if the value is constant in compile time.</text:p>
      <text:p text:style-name="P6">3. This happen only between byte,short, int,char</text:p>
      <text:p text:style-name="P6">Explicit Narrowing Conversions (Casting)</text:p>
      <text:p text:style-name="P6">1. this occur when going to assign larger type value to a smaller type.</text:p>
      <text:p text:style-name="P6">2. if larger type value is not within the smaller type capacity range and still value assign to smaller</text:p>
      <text:p text:style-name="P6">type its call primitive data conversion (Casting) =&gt; this is defer</text:p>
      <text:p text:style-name="P6"><text:soft-page-break/>3. when this happen data loss can be occur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9:04:47.001689277</dc:date>
    <meta:editing-duration>PT48M7S</meta:editing-duration>
    <meta:editing-cycles>7</meta:editing-cycles>
    <meta:document-statistic meta:table-count="0" meta:image-count="0" meta:object-count="0" meta:page-count="3" meta:paragraph-count="55" meta:word-count="448" meta:character-count="2789" meta:non-whitespace-character-count="2396"/>
  </office:meta>
</office:document-meta>
</file>